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roman"/>
    <style:font-face style:name="Liberation Sans" svg:font-family="'Liberation Sans'" style:font-family-generic="roman"/>
    <style:font-face style:name="Liberation Sans1" svg:font-family="'Liberation Sans'" style:font-family-generic="system" style:font-pitch="variable"/>
    <style:font-face style:name="Liberation Serif" svg:font-family="'Liberation Serif'" style:font-family-generic="roman"/>
    <style:font-face style:name="Noto Sans" svg:font-family="'Noto Sans'" style:font-family-generic="roman"/>
    <style:font-face style:name="Noto Sans Devanagari" svg:font-family="'Noto Sans Devanagari'" style:font-family-generic="roman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PT Astra Serif" svg:font-family="'PT Astra Serif'" style:font-family-generic="roman"/>
    <style:font-face style:name="Pudelinka" svg:font-family="Pudelinka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udelinka"/>
    </style:style>
    <style:style style:name="P2" style:family="paragraph" style:parent-style-name="Standard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/>
      <style:text-properties style:font-name="Pudelinka"/>
    </style:style>
    <style:style style:name="P3" style:family="paragraph" style:parent-style-name="Заголовок_20_и_20_объект_7e_LT_7e_Gliederung_20_1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/>
    </style:style>
    <style:style style:name="P4" style:family="paragraph" style:parent-style-name="Заголовок_20_и_20_объект_7e_LT_7e_Gliederung_20_1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/>
      <style:text-properties style:font-name="Pudelinka"/>
    </style:style>
    <style:style style:name="T1" style:family="text">
      <style:text-properties fo:color="#000000" loext:opacity="100%" style:font-name="Calibri" fo:font-size="28pt" style:font-size-asian="28pt"/>
    </style:style>
    <style:style style:name="T2" style:family="text">
      <style:text-properties fo:color="#000000" loext:opacity="100%" style:font-name="Pudelinka" fo:font-size="28pt" style:font-size-asian="28pt"/>
    </style:style>
    <style:style style:name="T3" style:family="text">
      <style:text-properties fo:color="#000000" loext:opacity="100%" fo:font-size="28pt" style:font-size-asian="2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8pt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s text:c="15"/></text:span><text:span text:style-name="T2">Поздравление с Рождеством</text:span></text:p>
      <text:p text:style-name="P4"><text:span text:style-name="T3"><text:s text:c="26"/>КОЛЯДКА </text:span></text:p>
      <text:p text:style-name="P4"><text:span text:style-name="T3"/></text:p>
      <text:p text:style-name="P4"><text:span text:style-name="T3"><text:s text:c="6"/>Снег искрится за окном,</text:span></text:p>
      <text:p text:style-name="P4"><text:span text:style-name="T3"><text:s text:c="6"/>Ёлка в звёздах, в серебре.</text:span></text:p>
      <text:p text:style-name="P4"><text:span text:style-name="T3"><text:s text:c="6"/>Пусть тепло приходит в дом,</text:span></text:p>
      <text:p text:style-name="P1"><text:s text:c="3"/><text:span text:style-name="T4"><text:s text:c="7"/></text:span><text:span text:style-name="T5"><text:s/>И сбываются мечты! </text:span></text:p>
      <text:p text:style-name="P4"><text:span text:style-name="T3"/></text:p>
      <text:p text:style-name="P2"><text:span text:style-name="T3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roman"/>
    <style:font-face style:name="Liberation Sans" svg:font-family="'Liberation Sans'" style:font-family-generic="roman"/>
    <style:font-face style:name="Liberation Sans1" svg:font-family="'Liberation Sans'" style:font-family-generic="system" style:font-pitch="variable"/>
    <style:font-face style:name="Liberation Serif" svg:font-family="'Liberation Serif'" style:font-family-generic="roman"/>
    <style:font-face style:name="Noto Sans" svg:font-family="'Noto Sans'" style:font-family-generic="roman"/>
    <style:font-face style:name="Noto Sans Devanagari" svg:font-family="'Noto Sans Devanagari'" style:font-family-generic="roman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PT Astra Serif" svg:font-family="'PT Astra Serif'" style:font-family-generic="roman"/>
    <style:font-face style:name="Pudelinka" svg:font-family="Pudelinka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2pt" fo:language="ru" fo:country="RU" style:letter-kerning="true" style:font-name-asian="Tahoma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2pt" fo:language="ru" fo:country="RU" style:letter-kerning="true" style:font-name-asian="Tahoma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erif" fo:font-family="'PT Astra Serif'" style:font-family-generic="roman" fo:font-size="14pt" style:font-name-asian="Tahoma" style:font-family-asian="Tahoma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fo:font-size="47.5pt" style:font-size-asian="47.5pt"/>
    </style:style>
    <style:style style:name="Графика" style:family="paragraph">
      <style:text-properties style:font-name="Liberation Sans" fo:font-family="'Liberation Sans'" style:font-family-generic="roman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fo:font-size="18pt" style:font-size-asian="18pt"/>
    </style:style>
    <style:style style:name="Титульный_20_слайд_7e_LT_7e_Gliederung_20_1" style:display-name="Титульный слайд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1" style:display-name="Заголовок и вертикальный текст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вертикальный_20_текст_7e_LT_7e_Gliederung_20_2" style:display-name="Заголовок и вертикальный текст~LT~Gliederung 2" style:family="paragraph" style:parent-style-name="Заголовок_20_и_20_вертикальный_20_текст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Заголовок_20_и_20_вертикальный_20_текст_7e_LT_7e_Gliederung_20_3" style:display-name="Заголовок и вертикальный текст~LT~Gliederung 3" style:family="paragraph" style:parent-style-name="Заголовок_20_и_20_вертикальный_20_текст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оловок_20_и_20_вертикальный_20_текст_7e_LT_7e_Gliederung_20_4" style:display-name="Заголовок и вертикальный текст~LT~Gliederung 4" style:family="paragraph" style:parent-style-name="Заголовок_20_и_20_вертикальный_20_текст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5" style:display-name="Заголовок и вертикальный текст~LT~Gliederung 5" style:family="paragraph" style:parent-style-name="Заголовок_20_и_20_вертикальный_20_текст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6" style:display-name="Заголовок и вертикальный текст~LT~Gliederung 6" style:family="paragraph" style:parent-style-name="Заголовок_20_и_20_вертикальный_20_текст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7" style:display-name="Заголовок и вертикальный текст~LT~Gliederung 7" style:family="paragraph" style:parent-style-name="Заголовок_20_и_20_вертикальный_20_текст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8" style:display-name="Заголовок и вертикальный текст~LT~Gliederung 8" style:family="paragraph" style:parent-style-name="Заголовок_20_и_20_вертикальный_20_текст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9" style:display-name="Заголовок и вертикальный текст~LT~Gliederung 9" style:family="paragraph" style:parent-style-name="Заголовок_20_и_20_вертикальный_20_текст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Titel" style:display-name="Заголовок и вертикальный текст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вертикальный_20_текст_7e_LT_7e_Untertitel" style:display-name="Заголовок и вертикальный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вертикальный_20_текст_7e_LT_7e_Notizen" style:display-name="Заголовок и вертикальный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вертикальный_20_текст_7e_LT_7e_Hintergrundobjekte" style:display-name="Заголовок и вертикальный текст~LT~Hintergrundobjekte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вертикальный_20_текст_7e_LT_7e_Hintergrund" style:display-name="Заголовок и вертикальный текст~LT~Hintergrund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Вертикальный_20_заголовок_20_и_20_текст_7e_LT_7e_Gliederung_20_1" style:display-name="Вертикальный заголовок и текст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Вертикальный_20_заголовок_20_и_20_текст_7e_LT_7e_Gliederung_20_2" style:display-name="Вертикальный заголовок и текст~LT~Gliederung 2" style:family="paragraph" style:parent-style-name="Вертикальный_20_заголовок_20_и_20_текст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Вертикальный_20_заголовок_20_и_20_текст_7e_LT_7e_Gliederung_20_3" style:display-name="Вертикальный заголовок и текст~LT~Gliederung 3" style:family="paragraph" style:parent-style-name="Вертикальный_20_заголовок_20_и_20_текст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Вертикальный_20_заголовок_20_и_20_текст_7e_LT_7e_Gliederung_20_4" style:display-name="Вертикальный заголовок и текст~LT~Gliederung 4" style:family="paragraph" style:parent-style-name="Вертикальный_20_заголовок_20_и_20_текст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5" style:display-name="Вертикальный заголовок и текст~LT~Gliederung 5" style:family="paragraph" style:parent-style-name="Вертикальный_20_заголовок_20_и_20_текст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6" style:display-name="Вертикальный заголовок и текст~LT~Gliederung 6" style:family="paragraph" style:parent-style-name="Вертикальный_20_заголовок_20_и_20_текст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7" style:display-name="Вертикальный заголовок и текст~LT~Gliederung 7" style:family="paragraph" style:parent-style-name="Вертикальный_20_заголовок_20_и_20_текст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8" style:display-name="Вертикальный заголовок и текст~LT~Gliederung 8" style:family="paragraph" style:parent-style-name="Вертикальный_20_заголовок_20_и_20_текст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9" style:display-name="Вертикальный заголовок и текст~LT~Gliederung 9" style:family="paragraph" style:parent-style-name="Вертикальный_20_заголовок_20_и_20_текст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Titel" style:display-name="Вертикальный заголовок и текст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Вертикальный_20_заголовок_20_и_20_текст_7e_LT_7e_Untertitel" style:display-name="Вертикальный заголовок и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Вертикальный_20_заголовок_20_и_20_текст_7e_LT_7e_Notizen" style:display-name="Вертикальный заголовок и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Вертикальный_20_заголовок_20_и_20_текст_7e_LT_7e_Hintergrundobjekte" style:display-name="Вертикальный заголовок и текст~LT~Hintergrundobjekte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Вертикальный_20_заголовок_20_и_20_текст_7e_LT_7e_Hintergrund" style:display-name="Вертикальный заголовок и текст~LT~Hintergrund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объект_7e_LT_7e_Gliederung_20_1" style:display-name="Заголовок и объект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раздела_7e_LT_7e_Gliederung_20_1" style:display-name="Заголовок раздела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раздела_7e_LT_7e_Gliederung_20_2" style:display-name="Заголовок раздела~LT~Gliederung 2" style:family="paragraph" style:parent-style-name="Заголовок_20_раздела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Заголовок_20_раздела_7e_LT_7e_Gliederung_20_3" style:display-name="Заголовок раздела~LT~Gliederung 3" style:family="paragraph" style:parent-style-name="Заголовок_20_раздела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оловок_20_раздела_7e_LT_7e_Gliederung_20_4" style:display-name="Заголовок раздела~LT~Gliederung 4" style:family="paragraph" style:parent-style-name="Заголовок_20_раздела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5" style:display-name="Заголовок раздела~LT~Gliederung 5" style:family="paragraph" style:parent-style-name="Заголовок_20_раздела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6" style:display-name="Заголовок раздела~LT~Gliederung 6" style:family="paragraph" style:parent-style-name="Заголовок_20_раздела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7" style:display-name="Заголовок раздела~LT~Gliederung 7" style:family="paragraph" style:parent-style-name="Заголовок_20_раздела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8" style:display-name="Заголовок раздела~LT~Gliederung 8" style:family="paragraph" style:parent-style-name="Заголовок_20_раздела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9" style:display-name="Заголовок раздела~LT~Gliederung 9" style:family="paragraph" style:parent-style-name="Заголовок_20_раздела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Titel" style:display-name="Заголовок раздела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раздела_7e_LT_7e_Untertitel" style:display-name="Заголовок раздел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раздела_7e_LT_7e_Notizen" style:display-name="Заголовок раздел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раздела_7e_LT_7e_Hintergrundobjekte" style:display-name="Заголовок раздела~LT~Hintergrundobjekte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раздела_7e_LT_7e_Hintergrund" style:display-name="Заголовок раздела~LT~Hintergrund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Два_20_объекта_7e_LT_7e_Gliederung_20_1" style:display-name="Два объекта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ва_20_объекта_7e_LT_7e_Gliederung_20_2" style:display-name="Два объекта~LT~Gliederung 2" style:family="paragraph" style:parent-style-name="Два_20_объекта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Два_20_объекта_7e_LT_7e_Gliederung_20_3" style:display-name="Два объекта~LT~Gliederung 3" style:family="paragraph" style:parent-style-name="Два_20_объекта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Два_20_объекта_7e_LT_7e_Gliederung_20_4" style:display-name="Два объекта~LT~Gliederung 4" style:family="paragraph" style:parent-style-name="Два_20_объекта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5" style:display-name="Два объекта~LT~Gliederung 5" style:family="paragraph" style:parent-style-name="Два_20_объекта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6" style:display-name="Два объекта~LT~Gliederung 6" style:family="paragraph" style:parent-style-name="Два_20_объекта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7" style:display-name="Два объекта~LT~Gliederung 7" style:family="paragraph" style:parent-style-name="Два_20_объекта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8" style:display-name="Два объекта~LT~Gliederung 8" style:family="paragraph" style:parent-style-name="Два_20_объекта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9" style:display-name="Два объекта~LT~Gliederung 9" style:family="paragraph" style:parent-style-name="Два_20_объекта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Titel" style:display-name="Два объекта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ва_20_объекта_7e_LT_7e_Untertitel" style:display-name="Два объект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ва_20_объекта_7e_LT_7e_Notizen" style:display-name="Два объект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Два_20_объекта_7e_LT_7e_Hintergrundobjekte" style:display-name="Два объекта~LT~Hintergrundobjekte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Два_20_объекта_7e_LT_7e_Hintergrund" style:display-name="Два объекта~LT~Hintergrund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Сравнение_7e_LT_7e_Gliederung_20_1" style:display-name="Сравнение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равнение_7e_LT_7e_Gliederung_20_2" style:display-name="Сравнение~LT~Gliederung 2" style:family="paragraph" style:parent-style-name="Сравнение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равнение_7e_LT_7e_Gliederung_20_3" style:display-name="Сравнение~LT~Gliederung 3" style:family="paragraph" style:parent-style-name="Сравнение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равнение_7e_LT_7e_Gliederung_20_4" style:display-name="Сравнение~LT~Gliederung 4" style:family="paragraph" style:parent-style-name="Сравнение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5" style:display-name="Сравнение~LT~Gliederung 5" style:family="paragraph" style:parent-style-name="Сравнение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6" style:display-name="Сравнение~LT~Gliederung 6" style:family="paragraph" style:parent-style-name="Сравнение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7" style:display-name="Сравнение~LT~Gliederung 7" style:family="paragraph" style:parent-style-name="Сравнение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8" style:display-name="Сравнение~LT~Gliederung 8" style:family="paragraph" style:parent-style-name="Сравнение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9" style:display-name="Сравнение~LT~Gliederung 9" style:family="paragraph" style:parent-style-name="Сравнение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Titel" style:display-name="Сравнение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равнение_7e_LT_7e_Untertitel" style:display-name="Сравнение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равнение_7e_LT_7e_Notizen" style:display-name="Сравнение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равнение_7e_LT_7e_Hintergrundobjekte" style:display-name="Сравнение~LT~Hintergrundobjekte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Сравнение_7e_LT_7e_Hintergrund" style:display-name="Сравнение~LT~Hintergrund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олько_20_заголовок_7e_LT_7e_Gliederung_20_1" style:display-name="Только заголовок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Untertitel" style:display-name="Только заголовок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Notizen" style:display-name="Только заголовок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Hintergrundobjekte" style:display-name="Только заголовок~LT~Hintergrundobjekte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олько_20_заголовок_7e_LT_7e_Hintergrund" style:display-name="Только заголовок~LT~Hintergrund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устой_20_слайд_7e_LT_7e_Gliederung_20_1" style:display-name="Пустой слайд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Пустой_20_слайд_7e_LT_7e_Gliederung_20_2" style:display-name="Пустой слайд~LT~Gliederung 2" style:family="paragraph" style:parent-style-name="Пустой_20_слайд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Пустой_20_слайд_7e_LT_7e_Gliederung_20_3" style:display-name="Пустой слайд~LT~Gliederung 3" style:family="paragraph" style:parent-style-name="Пустой_20_слайд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Пустой_20_слайд_7e_LT_7e_Gliederung_20_4" style:display-name="Пустой слайд~LT~Gliederung 4" style:family="paragraph" style:parent-style-name="Пустой_20_слайд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5" style:display-name="Пустой слайд~LT~Gliederung 5" style:family="paragraph" style:parent-style-name="Пустой_20_слайд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6" style:display-name="Пустой слайд~LT~Gliederung 6" style:family="paragraph" style:parent-style-name="Пустой_20_слайд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7" style:display-name="Пустой слайд~LT~Gliederung 7" style:family="paragraph" style:parent-style-name="Пустой_20_слайд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8" style:display-name="Пустой слайд~LT~Gliederung 8" style:family="paragraph" style:parent-style-name="Пустой_20_слайд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9" style:display-name="Пустой слайд~LT~Gliederung 9" style:family="paragraph" style:parent-style-name="Пустой_20_слайд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Titel" style:display-name="Пустой слайд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Пустой_20_слайд_7e_LT_7e_Untertitel" style:display-name="Пусто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Пустой_20_слайд_7e_LT_7e_Notizen" style:display-name="Пусто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Пустой_20_слайд_7e_LT_7e_Hintergrundobjekte" style:display-name="Пустой слайд~LT~Hintergrundobjekte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устой_20_слайд_7e_LT_7e_Hintergrund" style:display-name="Пустой слайд~LT~Hintergrund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ъект_20_с_20_подписью_7e_LT_7e_Gliederung_20_1" style:display-name="Объект с подписью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_20_подписью_7e_LT_7e_Gliederung_20_2" style:display-name="Объект с подписью~LT~Gliederung 2" style:family="paragraph" style:parent-style-name="Объект_20_с_20_подписью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ъект_20_с_20_подписью_7e_LT_7e_Gliederung_20_3" style:display-name="Объект с подписью~LT~Gliederung 3" style:family="paragraph" style:parent-style-name="Объект_20_с_20_подписью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ъект_20_с_20_подписью_7e_LT_7e_Gliederung_20_4" style:display-name="Объект с подписью~LT~Gliederung 4" style:family="paragraph" style:parent-style-name="Объект_20_с_20_подписью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5" style:display-name="Объект с подписью~LT~Gliederung 5" style:family="paragraph" style:parent-style-name="Объект_20_с_20_подписью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6" style:display-name="Объект с подписью~LT~Gliederung 6" style:family="paragraph" style:parent-style-name="Объект_20_с_20_подписью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7" style:display-name="Объект с подписью~LT~Gliederung 7" style:family="paragraph" style:parent-style-name="Объект_20_с_20_подписью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8" style:display-name="Объект с подписью~LT~Gliederung 8" style:family="paragraph" style:parent-style-name="Объект_20_с_20_подписью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9" style:display-name="Объект с подписью~LT~Gliederung 9" style:family="paragraph" style:parent-style-name="Объект_20_с_20_подписью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Titel" style:display-name="Объект с подписью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_20_подписью_7e_LT_7e_Untertitel" style:display-name="Объект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_20_подписью_7e_LT_7e_Notizen" style:display-name="Объект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с_20_подписью_7e_LT_7e_Hintergrundobjekte" style:display-name="Объект с подписью~LT~Hintergrundobjekte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Объект_20_с_20_подписью_7e_LT_7e_Hintergrund" style:display-name="Объект с подписью~LT~Hintergrund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Рисунок_20_с_20_подписью_7e_LT_7e_Gliederung_20_1" style:display-name="Рисунок с подписью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Рисунок_20_с_20_подписью_7e_LT_7e_Gliederung_20_2" style:display-name="Рисунок с подписью~LT~Gliederung 2" style:family="paragraph" style:parent-style-name="Рисунок_20_с_20_подписью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Рисунок_20_с_20_подписью_7e_LT_7e_Gliederung_20_3" style:display-name="Рисунок с подписью~LT~Gliederung 3" style:family="paragraph" style:parent-style-name="Рисунок_20_с_20_подписью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Рисунок_20_с_20_подписью_7e_LT_7e_Gliederung_20_4" style:display-name="Рисунок с подписью~LT~Gliederung 4" style:family="paragraph" style:parent-style-name="Рисунок_20_с_20_подписью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5" style:display-name="Рисунок с подписью~LT~Gliederung 5" style:family="paragraph" style:parent-style-name="Рисунок_20_с_20_подписью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6" style:display-name="Рисунок с подписью~LT~Gliederung 6" style:family="paragraph" style:parent-style-name="Рисунок_20_с_20_подписью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7" style:display-name="Рисунок с подписью~LT~Gliederung 7" style:family="paragraph" style:parent-style-name="Рисунок_20_с_20_подписью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8" style:display-name="Рисунок с подписью~LT~Gliederung 8" style:family="paragraph" style:parent-style-name="Рисунок_20_с_20_подписью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9" style:display-name="Рисунок с подписью~LT~Gliederung 9" style:family="paragraph" style:parent-style-name="Рисунок_20_с_20_подписью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Titel" style:display-name="Рисунок с подписью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Рисунок_20_с_20_подписью_7e_LT_7e_Untertitel" style:display-name="Рисунок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Рисунок_20_с_20_подписью_7e_LT_7e_Notizen" style:display-name="Рисунок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Рисунок_20_с_20_подписью_7e_LT_7e_Hintergrundobjekte" style:display-name="Рисунок с подписью~LT~Hintergrundobjekte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Рисунок_20_с_20_подписью_7e_LT_7e_Hintergrund" style:display-name="Рисунок с подписью~LT~Hintergrund" style:family="paragraph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13:15:58.964622464</meta:creation-date>
    <dc:date>2025-12-20T13:39:33.022212218</dc:date>
    <meta:editing-duration>PT23M37S</meta:editing-duration>
    <meta:editing-cycles>1</meta:editing-cycles>
    <meta:document-statistic meta:table-count="0" meta:image-count="0" meta:object-count="0" meta:page-count="1" meta:paragraph-count="6" meta:word-count="21" meta:character-count="198" meta:non-whitespace-character-count="111"/>
    <meta:generator>LibreOffice/7.6.7.2$Linux_X86_64 LibreOffice_project/60$Build-2</meta:generator>
  </office:meta>
</office:document-meta>
</file>